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serve Bank of Indi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Reserve Bank of India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5476" calcext:value-type="float">
            <text:p>5476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28])/SQRT(SUM([.E2:.E128]))/SQRT(SUM([.F2:.F128]))" office:value-type="float" office:value="0.349585548601119" calcext:value-type="float">
            <text:p>0.35</text:p>
          </table:table-cell>
          <table:table-cell table:style-name="ce6" table:formula="of:=CORREL([.B2:.B128];[.C2:.C128])" office:value-type="float" office:value="0.229082014353587" calcext:value-type="float">
            <text:p>0.2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5776" calcext:value-type="float">
            <text:p>577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6561" calcext:value-type="float">
            <text:p>656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10000" calcext:value-type="float">
            <text:p>1000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5476" calcext:value-type="float">
            <text:p>547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5625" calcext:value-type="float">
            <text:p>5625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9025" calcext:value-type="float">
            <text:p>9025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7225" calcext:value-type="float">
            <text:p>7225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6241" calcext:value-type="float">
            <text:p>6241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4" table:formula="of:=[.B11]*[.C11]" office:value-type="float" office:value="132" calcext:value-type="float">
            <text:p>132</text:p>
          </table:table-cell>
          <table:table-cell table:style-name="ce4" table:formula="of:=[.B11]*[.B11]" office:value-type="float" office:value="4356" calcext:value-type="float">
            <text:p>4356</text:p>
          </table:table-cell>
          <table:table-cell table:style-name="ce4" table:formula="of:=[.C11]*[.C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2704" calcext:value-type="float">
            <text:p>2704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4624" calcext:value-type="float">
            <text:p>4624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2304" calcext:value-type="float">
            <text:p>230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4" table:formula="of:=[.B15]*[.C15]" office:value-type="float" office:value="189" calcext:value-type="float">
            <text:p>189</text:p>
          </table:table-cell>
          <table:table-cell table:style-name="ce4" table:formula="of:=[.B15]*[.B15]" office:value-type="float" office:value="3969" calcext:value-type="float">
            <text:p>3969</text:p>
          </table:table-cell>
          <table:table-cell table:style-name="ce4" table:formula="of:=[.C15]*[.C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2601" calcext:value-type="float">
            <text:p>260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17]*[.C17]" office:value-type="float" office:value="55" calcext:value-type="float">
            <text:p>55</text:p>
          </table:table-cell>
          <table:table-cell table:style-name="ce4" table:formula="of:=[.B17]*[.B17]" office:value-type="float" office:value="3025" calcext:value-type="float">
            <text:p>3025</text:p>
          </table:table-cell>
          <table:table-cell table:style-name="ce4" table:formula="of:=[.C17]*[.C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2916" calcext:value-type="float">
            <text:p>2916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704" calcext:value-type="float">
            <text:p>2704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6241" calcext:value-type="float">
            <text:p>6241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5041" calcext:value-type="float">
            <text:p>5041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3721" calcext:value-type="float">
            <text:p>372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[.B23]*[.C23]" office:value-type="float" office:value="56" calcext:value-type="float">
            <text:p>56</text:p>
          </table:table-cell>
          <table:table-cell table:style-name="ce4" table:formula="of:=[.B23]*[.B23]" office:value-type="float" office:value="3136" calcext:value-type="float">
            <text:p>3136</text:p>
          </table:table-cell>
          <table:table-cell table:style-name="ce4"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4" table:formula="of:=[.B24]*[.C24]" office:value-type="float" office:value="55" calcext:value-type="float">
            <text:p>55</text:p>
          </table:table-cell>
          <table:table-cell table:style-name="ce4" table:formula="of:=[.B24]*[.B24]" office:value-type="float" office:value="3025" calcext:value-type="float">
            <text:p>3025</text:p>
          </table:table-cell>
          <table:table-cell table:style-name="ce4"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[.B25]*[.C25]" office:value-type="float" office:value="64" calcext:value-type="float">
            <text:p>64</text:p>
          </table:table-cell>
          <table:table-cell table:style-name="ce4" table:formula="of:=[.B25]*[.B25]" office:value-type="float" office:value="4096" calcext:value-type="float">
            <text:p>4096</text:p>
          </table:table-cell>
          <table:table-cell table:style-name="ce4"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601" calcext:value-type="float">
            <text:p>2601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2209" calcext:value-type="float">
            <text:p>2209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2116" calcext:value-type="float">
            <text:p>2116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116" calcext:value-type="float">
            <text:p>2116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30]*[.C30]" office:value-type="float" office:value="43" calcext:value-type="float">
            <text:p>43</text:p>
          </table:table-cell>
          <table:table-cell table:style-name="ce4" table:formula="of:=[.B30]*[.B30]" office:value-type="float" office:value="1849" calcext:value-type="float">
            <text:p>1849</text:p>
          </table:table-cell>
          <table:table-cell table:style-name="ce4"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116" calcext:value-type="float">
            <text:p>2116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2500" calcext:value-type="float">
            <text:p>2500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2209" calcext:value-type="float">
            <text:p>2209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[.B34]*[.C34]" office:value-type="float" office:value="48" calcext:value-type="float">
            <text:p>48</text:p>
          </table:table-cell>
          <table:table-cell table:style-name="ce4" table:formula="of:=[.B34]*[.B34]" office:value-type="float" office:value="2304" calcext:value-type="float">
            <text:p>2304</text:p>
          </table:table-cell>
          <table:table-cell table:style-name="ce4"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369" calcext:value-type="float">
            <text:p>136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681" calcext:value-type="float">
            <text:p>1681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37]*[.C37]" office:value-type="float" office:value="37" calcext:value-type="float">
            <text:p>37</text:p>
          </table:table-cell>
          <table:table-cell table:style-name="ce4" table:formula="of:=[.B37]*[.B37]" office:value-type="float" office:value="1369" calcext:value-type="float">
            <text:p>1369</text:p>
          </table:table-cell>
          <table:table-cell table:style-name="ce4"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1369" calcext:value-type="float">
            <text:p>1369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296" calcext:value-type="float">
            <text:p>129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936" calcext:value-type="float">
            <text:p>1936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1521" calcext:value-type="float">
            <text:p>152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4" table:formula="of:=[.B42]*[.C42]" office:value-type="float" office:value="76" calcext:value-type="float">
            <text:p>76</text:p>
          </table:table-cell>
          <table:table-cell table:style-name="ce4" table:formula="of:=[.B42]*[.B42]" office:value-type="float" office:value="1444" calcext:value-type="float">
            <text:p>1444</text:p>
          </table:table-cell>
          <table:table-cell table:style-name="ce4" table:formula="of:=[.C42]*[.C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1936" calcext:value-type="float">
            <text:p>1936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2209" calcext:value-type="float">
            <text:p>220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369" calcext:value-type="float">
            <text:p>1369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089" calcext:value-type="float">
            <text:p>1089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024" calcext:value-type="float">
            <text:p>1024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48]*[.C48]" office:value-type="float" office:value="35" calcext:value-type="float">
            <text:p>35</text:p>
          </table:table-cell>
          <table:table-cell table:style-name="ce4" table:formula="of:=[.B48]*[.B48]" office:value-type="float" office:value="1225" calcext:value-type="float">
            <text:p>1225</text:p>
          </table:table-cell>
          <table:table-cell table:style-name="ce4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225" calcext:value-type="float">
            <text:p>1225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50]*[.C50]" office:value-type="float" office:value="32" calcext:value-type="float">
            <text:p>32</text:p>
          </table:table-cell>
          <table:table-cell table:style-name="ce4" table:formula="of:=[.B50]*[.B50]" office:value-type="float" office:value="1024" calcext:value-type="float">
            <text:p>1024</text:p>
          </table:table-cell>
          <table:table-cell table:style-name="ce4"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681" calcext:value-type="float">
            <text:p>1681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296" calcext:value-type="float">
            <text:p>1296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600" calcext:value-type="float">
            <text:p>1600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2116" calcext:value-type="float">
            <text:p>2116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1225" calcext:value-type="float">
            <text:p>12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024" calcext:value-type="float">
            <text:p>102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1225" calcext:value-type="float">
            <text:p>1225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089" calcext:value-type="float">
            <text:p>108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841" calcext:value-type="float">
            <text:p>84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024" calcext:value-type="float">
            <text:p>102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444" calcext:value-type="float">
            <text:p>1444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849" calcext:value-type="float">
            <text:p>184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156" calcext:value-type="float">
            <text:p>1156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841" calcext:value-type="float">
            <text:p>841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961" calcext:value-type="float">
            <text:p>961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156" calcext:value-type="float">
            <text:p>1156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729" calcext:value-type="float">
            <text:p>729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729" calcext:value-type="float">
            <text:p>729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900" calcext:value-type="float">
            <text:p>900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1225" calcext:value-type="float">
            <text:p>1225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784" calcext:value-type="float">
            <text:p>784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784" calcext:value-type="float">
            <text:p>784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784" calcext:value-type="float">
            <text:p>784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625" calcext:value-type="float">
            <text:p>625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576" calcext:value-type="float">
            <text:p>576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676" calcext:value-type="float">
            <text:p>67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784" calcext:value-type="float">
            <text:p>784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916" calcext:value-type="float">
            <text:p>2916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676" calcext:value-type="float">
            <text:p>67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1369" calcext:value-type="float">
            <text:p>1369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1521" calcext:value-type="float">
            <text:p>1521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729" calcext:value-type="float">
            <text:p>72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1444" calcext:value-type="float">
            <text:p>1444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529" calcext:value-type="float">
            <text:p>529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441" calcext:value-type="float">
            <text:p>44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400" calcext:value-type="float">
            <text:p>400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729" calcext:value-type="float">
            <text:p>729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41" calcext:value-type="float">
            <text:p>44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324" calcext:value-type="float">
            <text:p>324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1369" calcext:value-type="float">
            <text:p>1369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484" calcext:value-type="float">
            <text:p>48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289" calcext:value-type="float">
            <text:p>289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361" calcext:value-type="float">
            <text:p>361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361" calcext:value-type="float">
            <text:p>361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784" calcext:value-type="float">
            <text:p>78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89" calcext:value-type="float">
            <text:p>289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324" calcext:value-type="float">
            <text:p>324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225" calcext:value-type="float">
            <text:p>225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400" calcext:value-type="float">
            <text:p>400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256" calcext:value-type="float">
            <text:p>256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144" calcext:value-type="float">
            <text:p>14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44" calcext:value-type="float">
            <text:p>144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69" calcext:value-type="float">
            <text:p>169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324" calcext:value-type="float">
            <text:p>324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225" calcext:value-type="float">
            <text:p>225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69" calcext:value-type="float">
            <text:p>169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1024" calcext:value-type="float">
            <text:p>1024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225" calcext:value-type="float">
            <text:p>225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484" calcext:value-type="float">
            <text:p>48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196" calcext:value-type="float">
            <text:p>196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196" calcext:value-type="float">
            <text:p>19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225" calcext:value-type="float">
            <text:p>225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225" calcext:value-type="float">
            <text:p>225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400" calcext:value-type="float">
            <text:p>400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361" calcext:value-type="float">
            <text:p>361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169" calcext:value-type="float">
            <text:p>169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196" calcext:value-type="float">
            <text:p>196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169" calcext:value-type="float">
            <text:p>169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196" calcext:value-type="float">
            <text:p>196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56" calcext:value-type="float">
            <text:p>25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289" calcext:value-type="float">
            <text:p>289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225" calcext:value-type="float">
            <text:p>225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23]*[.C123]" office:value-type="float" office:value="0" calcext:value-type="float">
            <text:p>0</text:p>
          </table:table-cell>
          <table:table-cell table:style-name="ce4" table:formula="of:=[.B123]*[.B123]" office:value-type="float" office:value="324" calcext:value-type="float">
            <text:p>324</text:p>
          </table:table-cell>
          <table:table-cell table:style-name="ce4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361" calcext:value-type="float">
            <text:p>361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5]*[.C125]" office:value-type="float" office:value="0" calcext:value-type="float">
            <text:p>0</text:p>
          </table:table-cell>
          <table:table-cell table:style-name="ce4" table:formula="of:=[.B125]*[.B125]" office:value-type="float" office:value="225" calcext:value-type="float">
            <text:p>225</text:p>
          </table:table-cell>
          <table:table-cell table:style-name="ce4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169" calcext:value-type="float">
            <text:p>169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400" calcext:value-type="float">
            <text:p>400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400" calcext:value-type="float">
            <text:p>400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13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erve Bank of India vs Fake central bank'.A1:'Reserve Bank of India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6:04.587617392</dc:date>
    <meta:editing-duration>PT3M40S</meta:editing-duration>
    <meta:editing-cycles>2</meta:editing-cycles>
    <meta:generator>LibreOffice/7.3.7.2$Linux_X86_64 LibreOffice_project/30$Build-2</meta:generator>
    <meta:document-statistic meta:table-count="1" meta:cell-count="776" meta:object-count="0"/>
  </office:meta>
</office:document-meta>
</file>